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indent="0cm" style:auto-text-indent="false"/>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officeooo:rsid="0003b14f"/>
    </style:style>
    <style:style style:name="T4" style:family="text">
      <style:text-properties officeooo:rsid="000256d2"/>
    </style:style>
    <style:style style:name="T5" style:family="text">
      <style:text-properties officeooo:rsid="0003b1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Dans cette thèse, je présente un schéma d'approximation </text:span><text:span text:style-name="T3">d’équation aux dérivées partielles d’évolution</text:span><text:span text:style-name="T1"> sur la Sphère. Le schéma est basé sur un schéma compact d'ordre 4 sur la grille </text:span><text:span text:style-name="T2">Cubed</text:span><text:span text:style-name="T1">-</text:span><text:span text:style-name="T2">Sphere</text:span><text:span text:style-name="T1">. Ce travail se décompose en trois parties.</text:span></text:p>
      <text:p text:style-name="P1"><text:span text:style-name="T1"><text:s text:c="4"/>Premièrement, j'étudie un ensemble de schémas aux différences finies en géométrie plane. Ces schémas permettent d'approcher la dérivée première ainsi que de définir des opérateurs de filtrages. Ils sont utilisés pour la résolution d'équation </text:span><text:span text:style-name="T2">1D</text:span><text:span text:style-name="T1"> et 2D telles l'équation d'advection, l'équation des ondes ou l'équation de Burgers. La discrétisation en espace utilise le schéma compact d'ordre 4, la résolution en temps se fait à l'aide d'un schéma </text:span><text:span text:style-name="T2">RK4</text:span><text:span text:style-name="T1"> couplé à un opérateur de filtrage. </text:span><text:span text:style-name="T3">La consistance, la stabilité et les propriétés de conservations sont étudiées</text:span><text:span text:style-name="T1">. En particulier, il conserve la masse et l'importance de l'opérateur de filtrage est mise en évidence.</text:span></text:p>
      <text:p text:style-name="P1"><text:span text:style-name="T1"><text:s text:c="4"/>Dans <text:s/>un second temps, on introduit la grille </text:span><text:span text:style-name="T2">Cubed</text:span><text:span text:style-name="T1">-</text:span><text:span text:style-name="T2">Sphere</text:span><text:span text:style-name="T1">. Les propriétés géométriques de ce maillage sont mises en évidence. L'introduction d'un produit scalaire adapté permet de vérifier les propriétés d'orthogonalité d'un grand nombre d'harmoniques sphériques. De plus, ce produit scalaire permet d'introduire un bon choix de méthode de quadrature sur la sphère. </text:span><text:span text:style-name="T3">Nous présentons</text:span><text:span text:style-name="T1"> aussi une méthode générale de construction d'opérateurs différentiels et de filtrage. Nous démontrons que ces opérateurs sont consistants à un bon ordre et donnent de bons résultats numériques.</text:span></text:p>
      <text:p text:style-name="P1"><text:span text:style-name="T1"><text:s text:c="4"/>La troisième partie de cette thèse </text:span><text:span text:style-name="T3">concerne</text:span><text:span text:style-name="T1"> la résolution d'équation </text:span><text:span text:style-name="T2">sphèriques</text:span><text:span text:style-name="T1"> classiques. Nous couplons l'algorithme </text:span><text:span text:style-name="T2">RK4</text:span><text:span text:style-name="T1"> ainsi que les opérateurs étudiés pour résoudre un ensemble d'équations aux dérivées partielles classiques telles que l'équation d'advection ou l'équation </text:span><text:span text:style-name="T2">Shallow</text:span><text:span text:style-name="T1"> </text:span><text:span text:style-name="T2">Water</text:span><text:span text:style-name="T1"> sphérique. L'algorithme développé permet de résoudre les test classiques issus de la littérature et de mettre en évidence des propriétés de précision et de conservation du schéma numérique.</text:span></text:p>
      <text:p text:style-name="P1"><text:span text:style-name="T1"><text:s text:c="4"/>La résolution d'équations sur la sphère est d'un intérêt particulier pour des applications en climatologie et en océanographie numérique. Les propriétés de la grille </text:span><text:span text:style-name="T2">Cubed</text:span><text:span text:style-name="T1">-</text:span><text:span text:style-name="T2">Sphere</text:span><text:span text:style-name="T1"> sont particulièrement intéressantes et sont d'un intérêt croissant pour résoudre ce type de problèmes.</text:span></text:p>
      <text:p text:style-name="Standard"/>
      <text:p text:style-name="Standard"><text:tab/><text:span text:style-name="T4">In this thesis, I present an approximation scheme for evolution partial differential equation on the sphere. Le scheme is based on a fourth order compact scheme on a Cubed-Sphere grid. This work is divised in three parts.</text:span></text:p>
      <text:p text:style-name="Standard"><text:tab/><text:span text:style-name="T5">First, I study a set of finite difference scheme in planar geometry. This scheme permits to approach the first derivative and to define filtering operators. It’s used to solve equation in 1D and 2D such that advection equation, waves equation of Burgers equation. The discretisation in space is using compact scheme of order 4, the time discretisation is made with RK4 scheme couple with filtering operator. Consistance, stability and conservation properties are studied. In particular, the scheme is preserve mass and the importance of filtering operator is inlight.</text:span></text:p>
      <text:p text:style-name="Standard"><text:tab/><text:span text:style-name="T5">In a second time, we introduce the Cubed-Sphere grid. Geometrical properties of this mesh are inlight. Introduction of an adapted scalar product permits to check orthogonalities properties for an hight number of spherical harmonics. In more, this scalar produc permit to introduce a good choice for spherical quadrature. We present a general method to construct differential operators and filtering operators. We proove this operator are consistant with a good order of accuracy and give good numericals results.</text:span></text:p>
      <text:p text:style-name="Standard"><text:tab/><text:span text:style-name="T5">The third part of this thesis is concerning the resolution of classical spherical equations. We couple the TK4 algorith with operator studied to solve a large set of partial differential problems such that advection equation or Shallow Water equation. The algorithm permits to solve classical tests from litterature and to inlight properties of accuracy and conservation of this numerical scheme.</text:span></text:p>
      <text:p text:style-name="Standard"><text:tab/><text:span text:style-name="T5">The resolution of spherical equation on the sphere is of particular interrest for applications in <text:s/>numerical climatology or oceanography. Cubed-Sphere properties are particularly important and growing interest this last years for this kind of problem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1:48:37.701654459</meta:creation-date>
    <meta:print-date>2018-04-13T11:48:55.174391352</meta:print-date>
    <dc:date>2018-04-13T15:42:44.790573683</dc:date>
    <meta:editing-duration>PT13M36S</meta:editing-duration>
    <meta:editing-cycles>1</meta:editing-cycles>
    <meta:document-statistic meta:table-count="0" meta:image-count="0" meta:object-count="0" meta:page-count="1" meta:paragraph-count="10" meta:word-count="622" meta:character-count="4210" meta:non-whitespace-character-count="3574"/>
    <meta:generator>LibreOffice/5.1.6.2$Linux_X86_64 LibreOffice_project/10m0$Build-2</meta:generator>
  </office:meta>
</office:document-meta>
</file>